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erMapperImpl.DigesterMapperImpl( InputStream [ ] stre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gesterMapperImpl.DigesterMapp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gesterMapperImpl.DigesterMapperImpl( String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gesterMapperImpl.DigesterMapperImpl( String [ ]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gesterMapperImpl.DigesterMapperImpl( InputStream [ ] streams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gesterMapperImpl.DigesterMapperImpl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